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JetBrains Mono" svg:font-family="'JetBrains Mono'"/>
    <style:font-face style:name="Calibri" svg:font-family="Calibri" style:font-family-generic="swiss" style:font-pitch="variable"/>
    <style:font-face style:name="JetBrains Mono1" svg:font-family="'JetBrains Mono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paragraph-rsid="00039d87" fo:background-color="transparent" style:font-name-asian="Courier New" style:font-name-complex="Courier New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a9b7c6" style:font-name="Courier New" fo:font-size="10pt" fo:font-weight="normal" fo:background-color="transparent" style:font-name-asian="Courier New" style:font-name-complex="Courier New"/>
    </style:style>
    <style:style style:name="T1" style:family="text">
      <style:text-properties fo:color="#cc7832" style:font-name="JetBrains Mono" fo:font-size="10pt" fo:font-weight="normal" fo:background-color="transparent" loext:char-shading-value="0" style:font-name-asian="JetBrains Mono" style:font-name-complex="JetBrains Mono"/>
    </style:style>
    <style:style style:name="T2" style:family="text">
      <style:text-properties fo:color="#cc7832" style:font-name="JetBrains Mono1" fo:font-size="10pt" fo:font-style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weight="normal" fo:background-color="transparent" loext:char-shading-value="0" style:font-name-asian="JetBrains Mono" style:font-name-complex="JetBrains Mono"/>
    </style:style>
    <style:style style:name="T4" style:family="text">
      <style:text-properties fo:color="#a9b7c6" style:font-name="Courier New" fo:font-size="10pt" fo:font-weight="normal" fo:background-color="transparent" loext:char-shading-value="0" style:font-name-asian="Courier New" style:font-name-complex="Courier New"/>
    </style:style>
    <style:style style:name="T5" style:family="text">
      <style:text-properties fo:color="#a9b7c6" style:font-name="JetBrains Mono1" fo:font-size="10pt" fo:font-style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weight="normal" fo:background-color="transparent" loext:char-shading-value="0" style:font-name-asian="JetBrains Mono" style:font-name-complex="JetBrains Mono"/>
    </style:style>
    <style:style style:name="T7" style:family="text">
      <style:text-properties fo:color="#808080" style:font-name="JetBrains Mono" fo:font-size="10pt" fo:font-weight="normal" fo:background-color="transparent" loext:char-shading-value="0" style:font-name-asian="JetBrains Mono" style:font-name-complex="JetBrains Mono"/>
    </style:style>
    <style:style style:name="T8" style:family="text">
      <style:text-properties fo:color="#6a8759" style:font-name="JetBrains Mono" fo:font-size="10pt" fo:font-weight="normal" fo:background-color="transparent" loext:char-shading-value="0" style:font-name-asian="JetBrains Mono" style:font-name-complex="JetBrains Mono"/>
    </style:style>
    <style:style style:name="T9" style:family="text">
      <style:text-properties fo:color="#6a8759" style:font-name="JetBrains Mono1" fo:font-size="10pt" fo:font-style="normal" style:font-size-asian="10pt" style:font-style-asian="normal" style:font-weight-asian="normal"/>
    </style:style>
    <style:style style:name="T10" style:family="text">
      <style:text-properties fo:color="#8888c6" style:font-name="JetBrains Mono" fo:font-size="10pt" fo:font-weight="normal" fo:background-color="transparent" loext:char-shading-value="0" style:font-name-asian="JetBrains Mono" style:font-name-complex="JetBrains Mono"/>
    </style:style>
    <style:style style:name="T11" style:family="text">
      <style:text-properties fo:color="#8888c6" style:font-name="JetBrains Mono1" fo:font-size="10pt" fo:font-style="normal" style:font-size-asian="10pt" style:font-style-asian="normal" style:font-weight-asian="normal"/>
    </style:style>
    <style:style style:name="T12" style:family="text">
      <style:text-properties fo:color="#6897bb" style:font-name="JetBrains Mono" fo:font-size="10pt" fo:font-weight="normal" fo:background-color="transparent" loext:char-shading-value="0" style:font-name-asian="JetBrains Mono" style:font-name-complex="JetBrains Mono"/>
    </style:style>
    <style:style style:name="T13" style:family="text">
      <style:text-properties fo:color="#6897bb" style:font-name="JetBrains Mono1" fo:font-size="10pt" fo:font-style="normal" style:font-size-asian="10pt" style:font-style-asian="normal" style:font-weight-asian="normal"/>
    </style:style>
    <style:style style:name="T14" style:family="text">
      <style:text-properties fo:color="#aa4926" style:font-name="JetBrains Mono" fo:font-size="10pt" fo:font-weight="normal" fo:background-color="transparent" loext:char-shading-value="0" style:font-name-asian="JetBrains Mono" style:font-name-complex="JetBrains Mono"/>
    </style:style>
    <style:style style:name="T15" style:family="text">
      <style:text-properties fo:color="#b200b2" style:font-name="JetBrains Mono" fo:font-size="10pt" fo:font-weight="normal" fo:background-color="transparent" loext:char-shading-value="0" style:font-name-asian="JetBrains Mono" style:font-name-complex="JetBrains Mono"/>
    </style:style>
    <style:style style:name="T16" style:family="text">
      <style:text-properties fo:color="#94558d" style:font-name="JetBrains Mono" fo:font-size="10pt" fo:font-weight="normal" fo:background-color="transparent" loext:char-shading-value="0" style:font-name-asian="JetBrains Mono" style:font-name-complex="JetBrains Mono"/>
    </style:style>
    <style:style style:name="T17" style:family="text">
      <style:text-properties fo:color="#bbb529" style:font-name="JetBrains Mono" fo:font-size="10pt" fo:font-weight="normal" fo:background-color="transparent" loext:char-shading-value="0" style:font-name-asian="JetBrains Mono" style:font-name-complex="JetBrains Mono"/>
    </style:style>
    <style:style style:name="T18" style:family="text">
      <style:text-properties officeooo:rsid="00039d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6"/><text:span text:style-name="T18">LISTS</text:span></text:p>
      <text:p text:style-name="P3"><text:span text:style-name="T5">fruits = [</text:span><text:line-break/><text:span text:style-name="T5"> <text:s text:c="3"/>{</text:span><text:span text:style-name="T9">'name'</text:span><text:span text:style-name="T5">: </text:span><text:span text:style-name="T9">'apple'</text:span><text:span text:style-name="T2">, </text:span><text:span text:style-name="T9">'price'</text:span><text:span text:style-name="T5">: </text:span><text:span text:style-name="T13">20</text:span><text:span text:style-name="T5">}</text:span><text:span text:style-name="T2">,</text:span><text:line-break/><text:span text:style-name="T2"> <text:s text:c="3"/></text:span><text:span text:style-name="T5">{</text:span><text:span text:style-name="T9">'name'</text:span><text:span text:style-name="T5">: </text:span><text:span text:style-name="T9">'avocado'</text:span><text:span text:style-name="T2">, </text:span><text:span text:style-name="T9">'price'</text:span><text:span text:style-name="T5">: </text:span><text:span text:style-name="T13">10</text:span><text:span text:style-name="T5">}</text:span><text:span text:style-name="T2">,</text:span><text:line-break/><text:span text:style-name="T2"> <text:s text:c="3"/></text:span><text:span text:style-name="T5">{</text:span><text:span text:style-name="T9">'name'</text:span><text:span text:style-name="T5">: </text:span><text:span text:style-name="T9">'orange'</text:span><text:span text:style-name="T2">, </text:span><text:span text:style-name="T9">'price'</text:span><text:span text:style-name="T5">: </text:span><text:span text:style-name="T13">5</text:span><text:span text:style-name="T5">}</text:span><text:line-break/><text:span text:style-name="T5">]</text:span><text:line-break/><text:span text:style-name="T9">'''</text:span><text:line-break/><text:span text:style-name="T9">fruit_name = []</text:span><text:line-break/><text:span text:style-name="T9">for fruit in fruits:</text:span><text:line-break/><text:span text:style-name="T9"> <text:s text:c="3"/>fruit_name.append(fruit['name'])</text:span><text:line-break/><text:span text:style-name="T9">print(fruit_name)'''</text:span><text:line-break/><text:line-break/><text:span text:style-name="T9">'''</text:span><text:line-break/><text:span text:style-name="T9">print([fruit['name'] for fruit in fruits if fruit['name'][0] == 'a'])</text:span><text:line-break/><text:span text:style-name="T9">'''</text:span><text:line-break/><text:line-break/><text:span text:style-name="T11">print</text:span><text:span text:style-name="T5">(</text:span><text:line-break/><text:span text:style-name="T5"> <text:s text:c="3"/>{fruit[</text:span><text:span text:style-name="T9">'name'</text:span><text:span text:style-name="T5">]: fruit[</text:span><text:span text:style-name="T9">'price'</text:span><text:span text:style-name="T5">] </text:span><text:span text:style-name="T2">for </text:span><text:span text:style-name="T5">fruit </text:span><text:span text:style-name="T2">in </text:span><text:span text:style-name="T5">fruits}</text:span><text:line-break/><text:span text:style-name="T5">)</text:span></text:p>
      <text:p text:style-name="P3"/>
      <text:p text:style-name="P3"><text:s text:c="24"/>HUNGMAN</text:p>
      <text:p text:style-name="P1"><text:span text:style-name="T1">import </text:span><text:span text:style-name="T3">random<text:line-break/></text:span><text:span text:style-name="T1">import </text:span><text:span text:style-name="T3">string<text:line-break/><text:line-break/></text:span><text:span text:style-name="T1">from </text:span><text:span text:style-name="T3">Hangman </text:span><text:span text:style-name="T1">import </text:span><text:span text:style-name="T3">words<text:line-break/><text:line-break/><text:line-break/></text:span><text:span text:style-name="T1">def </text:span><text:span text:style-name="T6">get_valid_word</text:span><text:span text:style-name="T3">(words):<text:line-break/> <text:s text:c="3"/>word = random.choice(words) <text:s/></text:span><text:span text:style-name="T7"># Randomly chooses something from the list<text:line-break/> <text:s text:c="3"/></text:span><text:span text:style-name="T1">while </text:span><text:span text:style-name="T8">'_' </text:span><text:span text:style-name="T1">in </text:span><text:span text:style-name="T3">word </text:span><text:span text:style-name="T1">or </text:span><text:span text:style-name="T8">' ' </text:span><text:span text:style-name="T1">in </text:span><text:span text:style-name="T3">word:<text:line-break/> <text:s text:c="7"/>word = random.choice(words)<text:line-break/><text:line-break/> <text:s text:c="3"/></text:span><text:span text:style-name="T1">return </text:span><text:span text:style-name="T3">word.upper()<text:line-break/><text:line-break/><text:line-break/></text:span><text:span text:style-name="T1">def </text:span><text:span text:style-name="T6">hungman</text:span><text:span text:style-name="T3">():<text:line-break/> <text:s text:c="3"/>word = get_valid_word(words)<text:line-break/> <text:s text:c="3"/>word_letters = </text:span><text:span text:style-name="T10">set</text:span><text:span text:style-name="T3">(word) <text:s/></text:span><text:span text:style-name="T7"># letters in the word<text:line-break/> <text:s text:c="3"/></text:span><text:span text:style-name="T3">alphabet = </text:span><text:span text:style-name="T10">set</text:span><text:span text:style-name="T3">(string.ascii_uppercase)<text:line-break/> <text:s text:c="3"/>used_letters = </text:span><text:span text:style-name="T10">set</text:span><text:span text:style-name="T3">() <text:s/></text:span><text:span text:style-name="T7"># what the user has guessed<text:line-break/><text:line-break/> <text:s text:c="3"/></text:span><text:span text:style-name="T3">lives = </text:span><text:span text:style-name="T12">8<text:line-break/><text:line-break/> <text:s text:c="3"/></text:span><text:span text:style-name="T7"># getting user input<text:line-break/> <text:s text:c="3"/></text:span><text:span text:style-name="T1">while </text:span><text:span text:style-name="T10">len</text:span><text:span text:style-name="T3">(word_letters) &gt; </text:span><text:span text:style-name="T12">0 </text:span><text:span text:style-name="T1">and </text:span><text:span text:style-name="T3">lives &gt; </text:span><text:span text:style-name="T12">0</text:span><text:span text:style-name="T3">:<text:line-break/> <text:s text:c="7"/></text:span><text:span text:style-name="T7"># letters used<text:line-break/> <text:s text:c="7"/># ''.join(['a', 'b', 'cd']) --&gt; 'a b cd'<text:line-break/> <text:s text:c="7"/></text:span><text:span text:style-name="T10">print</text:span><text:span text:style-name="T3">(</text:span><text:span text:style-name="T8">'You have'</text:span><text:span text:style-name="T1">, </text:span><text:span text:style-name="T3">lives</text:span><text:span text:style-name="T1">, </text:span><text:span text:style-name="T8">'You have used these letters: '</text:span><text:span text:style-name="T1">, </text:span><text:span text:style-name="T8">''</text:span><text:span text:style-name="T3">.join(used_letters))<text:line-break/><text:line-break/> <text:s text:c="7"/></text:span><text:span text:style-name="T7"># what current words is (ie W - R D)<text:line-break/> <text:s text:c="7"/></text:span><text:span text:style-name="T3">word_list = [letter </text:span><text:span text:style-name="T1">if </text:span><text:span text:style-name="T3">letter </text:span><text:span text:style-name="T1">in </text:span><text:span text:style-name="T3">used_letters </text:span><text:span text:style-name="T1">else </text:span><text:span text:style-name="T8">'-' </text:span><text:span text:style-name="T1">for </text:span><text:span text:style-name="T3">letter </text:span><text:span text:style-name="T1">in </text:span><text:span text:style-name="T3">word]<text:line-break/> <text:s text:c="7"/></text:span><text:span text:style-name="T10">print</text:span><text:span text:style-name="T3">(</text:span><text:span text:style-name="T8">'Current word: '</text:span><text:span text:style-name="T1">, </text:span><text:span text:style-name="T8">''</text:span><text:span text:style-name="T3">.join(word_list))<text:line-break/> <text:s text:c="7"/>user_letter = </text:span><text:span text:style-name="T10">input</text:span><text:span text:style-name="T3">(</text:span><text:span text:style-name="T8">'Guess a letter'</text:span><text:span text:style-name="T3">).upper()<text:line-break/> <text:s text:c="7"/></text:span><text:span text:style-name="T1">if </text:span><text:span text:style-name="T3">user_letter </text:span><text:span text:style-name="T1">in </text:span><text:span text:style-name="T3">alphabet - used_letters:<text:line-break/> <text:s text:c="11"/>used_letters.add(user_letter)<text:line-break/> <text:s text:c="11"/></text:span><text:span text:style-name="T1">if </text:span><text:span text:style-name="T3">user_letter </text:span><text:span text:style-name="T1">in </text:span><text:span text:style-name="T3">word_letters:<text:line-break/> <text:s text:c="15"/>word_letters.remove(user_letter)<text:line-break/> <text:s text:c="11"/></text:span><text:span text:style-name="T1">else</text:span><text:span text:style-name="T3">:<text:line-break/> <text:s text:c="15"/>lives = lives - </text:span><text:span text:style-name="T12">1 </text:span><text:span text:style-name="T7"># take away a life if wrong<text:line-break/> <text:s text:c="15"/></text:span><text:span text:style-name="T10">print</text:span><text:span text:style-name="T3">(</text:span><text:span text:style-name="T8">'Letter is not in word.'</text:span><text:span text:style-name="T3">)<text:line-break/><text:line-break/> <text:s text:c="7"/></text:span><text:span text:style-name="T1">elif </text:span><text:span text:style-name="T3">user_letter </text:span><text:span text:style-name="T1">in </text:span><text:span text:style-name="T3">used_letters:<text:line-break/></text:span><text:soft-page-break/><text:span text:style-name="T3"> <text:s text:c="11"/></text:span><text:span text:style-name="T10">print</text:span><text:span text:style-name="T3">(</text:span><text:span text:style-name="T8">'You have already used that character. Please try again.'</text:span><text:span text:style-name="T3">)<text:line-break/><text:line-break/> <text:s text:c="7"/></text:span><text:span text:style-name="T1">else</text:span><text:span text:style-name="T3">:<text:line-break/> <text:s text:c="11"/></text:span><text:span text:style-name="T10">print</text:span><text:span text:style-name="T3">(</text:span><text:span text:style-name="T8">'Invalid character. Please try again'</text:span><text:span text:style-name="T3">)<text:line-break/><text:line-break/> <text:s text:c="3"/></text:span><text:span text:style-name="T7"># Gets here when <text:s/>len(word_letters) == 0 or when lives == 0<text:line-break/> <text:s text:c="3"/></text:span><text:span text:style-name="T1">if </text:span><text:span text:style-name="T3">lives == </text:span><text:span text:style-name="T12">0</text:span><text:span text:style-name="T3">:<text:line-break/> <text:s text:c="7"/></text:span><text:span text:style-name="T10">print</text:span><text:span text:style-name="T3">(</text:span><text:span text:style-name="T8">'You died, sorry. The word was'</text:span><text:span text:style-name="T1">, </text:span><text:span text:style-name="T3">word)<text:line-break/> <text:s text:c="3"/></text:span><text:span text:style-name="T1">else</text:span><text:span text:style-name="T3">:<text:line-break/> <text:s text:c="7"/></text:span><text:span text:style-name="T10">print</text:span><text:span text:style-name="T3">(</text:span><text:span text:style-name="T8">'You guessed the word'</text:span><text:span text:style-name="T1">, </text:span><text:span text:style-name="T3">word</text:span><text:span text:style-name="T1">, </text:span><text:span text:style-name="T8">'!!'</text:span><text:span text:style-name="T3">)<text:line-break/><text:line-break/><text:line-break/></text:span><text:span text:style-name="T1">if </text:span><text:span text:style-name="T3">__name__ == </text:span><text:span text:style-name="T8">'__main__'</text:span><text:span text:style-name="T3">:<text:line-break/> <text:s text:c="3"/>hungman()</text:span></text:p>
      <text:p text:style-name="P2"><text:s text:c="6"/></text:p>
      <text:p text:style-name="P2"><text:s text:c="17"/>ROCK PAPER SCISSORS</text:p>
      <text:p text:style-name="P1"><text:span text:style-name="T1">import </text:span><text:span text:style-name="T3">random<text:line-break/></text:span><text:span text:style-name="T1">def </text:span><text:span text:style-name="T6">play</text:span><text:span text:style-name="T3">():<text:line-break/> <text:s text:c="3"/>user = </text:span><text:span text:style-name="T10">input</text:span><text:span text:style-name="T3">(</text:span><text:span text:style-name="T8">"What is your choice? 'r' for rock, 'p' for paper, 's' for scissors </text:span><text:span text:style-name="T1">\n</text:span><text:span text:style-name="T8">"</text:span><text:span text:style-name="T3">)<text:line-break/> <text:s text:c="3"/>computer = random.choice([</text:span><text:span text:style-name="T8">'r'</text:span><text:span text:style-name="T1">, </text:span><text:span text:style-name="T8">'p'</text:span><text:span text:style-name="T1">, </text:span><text:span text:style-name="T8">'s'</text:span><text:span text:style-name="T3">])<text:line-break/><text:line-break/> <text:s text:c="3"/></text:span><text:span text:style-name="T1">if </text:span><text:span text:style-name="T3">user == computer:<text:line-break/> <text:s text:c="7"/></text:span><text:span text:style-name="T1">return </text:span><text:span text:style-name="T8">'It</text:span><text:span text:style-name="T1">\'</text:span><text:span text:style-name="T8">s a tie'<text:line-break/><text:line-break/> <text:s text:c="3"/></text:span><text:span text:style-name="T7"># r &gt; s, s &gt; p, p &gt; r<text:line-break/> <text:s text:c="3"/></text:span><text:span text:style-name="T1">if </text:span><text:span text:style-name="T3">is_win(user</text:span><text:span text:style-name="T1">, </text:span><text:span text:style-name="T3">computer):<text:line-break/> <text:s text:c="7"/></text:span><text:span text:style-name="T1">return </text:span><text:span text:style-name="T8">'You won!'<text:line-break/><text:line-break/> <text:s text:c="3"/></text:span><text:span text:style-name="T1">return </text:span><text:span text:style-name="T8">'You lost'<text:line-break/><text:line-break/></text:span><text:span text:style-name="T1">def </text:span><text:span text:style-name="T6">is_win</text:span><text:span text:style-name="T3">(player</text:span><text:span text:style-name="T1">, </text:span><text:span text:style-name="T3">opponent):<text:line-break/> <text:s text:c="3"/></text:span><text:span text:style-name="T1">if </text:span><text:span text:style-name="T3">(player == </text:span><text:span text:style-name="T8">'r' </text:span><text:span text:style-name="T1">and </text:span><text:span text:style-name="T3">opponent == </text:span><text:span text:style-name="T8">'s'</text:span><text:span text:style-name="T3">) </text:span><text:span text:style-name="T1">or <text:s/></text:span><text:span text:style-name="T3">(player == </text:span><text:span text:style-name="T8">'s' </text:span><text:span text:style-name="T1">and </text:span><text:span text:style-name="T3">opponent == </text:span><text:span text:style-name="T8">'p'</text:span><text:span text:style-name="T3">) \<text:line-break/> <text:s text:c="7"/></text:span><text:span text:style-name="T1">or </text:span><text:span text:style-name="T3">(player == </text:span><text:span text:style-name="T8">'p' </text:span><text:span text:style-name="T1">and </text:span><text:span text:style-name="T3">opponent == </text:span><text:span text:style-name="T8">'r'</text:span><text:span text:style-name="T3">):<text:line-break/> <text:s text:c="7"/></text:span><text:span text:style-name="T1">return True<text:line-break/></text:span><text:span text:style-name="T10">print</text:span><text:span text:style-name="T3">(play())</text:span></text:p>
      <text:p text:style-name="P2"><text:s text:c="7"/></text:p>
      <text:p text:style-name="P2"><text:s text:c="24"/>MADLIBS</text:p>
      <text:p text:style-name="P1"><text:span text:style-name="T7"># string concatenation(aka how to put string together)<text:line-break/># suppose we need to create a string that says "subscribe to____"<text:line-break/># youtuber = "Anton" <text:s/># some string variable<text:line-break/><text:line-break/># a few ways to do this<text:line-break/># print("subscribe to " + youtuber)<text:line-break/># print("Subscribe to {}".format(youtuber))<text:line-break/># print(f"subscribe to {youtuber}")<text:line-break/><text:line-break/></text:span><text:span text:style-name="T3">adj = </text:span><text:span text:style-name="T10">input</text:span><text:span text:style-name="T3">(</text:span><text:span text:style-name="T8">"Adjective : "</text:span><text:span text:style-name="T3">)<text:line-break/>verb1 = </text:span><text:span text:style-name="T10">input</text:span><text:span text:style-name="T3">(</text:span><text:span text:style-name="T8">"Verb : "</text:span><text:span text:style-name="T3">)<text:line-break/>verb2 = </text:span><text:span text:style-name="T10">input</text:span><text:span text:style-name="T3">(</text:span><text:span text:style-name="T8">"Verb : "</text:span><text:span text:style-name="T3">)<text:line-break/>famous_person = </text:span><text:span text:style-name="T10">input</text:span><text:span text:style-name="T3">(</text:span><text:span text:style-name="T8">"Famous person : "</text:span><text:span text:style-name="T3">)<text:line-break/><text:line-break/>madlip = </text:span><text:span text:style-name="T8">f"Computer projects is so</text:span><text:span text:style-name="T1">{</text:span><text:span text:style-name="T3">adj</text:span><text:span text:style-name="T1">}</text:span><text:span text:style-name="T8">! It makes me so exited all the time because I love to </text:span><text:span text:style-name="T1">{</text:span><text:span text:style-name="T3">verb1</text:span><text:span text:style-name="T1">}</text:span><text:span text:style-name="T8">. Stay </text:span><text:span text:style-name="T1">\<text:line-break/></text:span><text:span text:style-name="T8"> hydrated and</text:span><text:span text:style-name="T1">{</text:span><text:span text:style-name="T3">verb2</text:span><text:span text:style-name="T1">}</text:span><text:span text:style-name="T8"> Like you are </text:span><text:span text:style-name="T1">{</text:span><text:span text:style-name="T3">famous_person</text:span><text:span text:style-name="T1">}</text:span><text:span text:style-name="T8">!"<text:line-break/></text:span><text:span text:style-name="T10">print</text:span><text:span text:style-name="T3">(madlip)</text:span></text:p>
      <text:p text:style-name="P2"><text:s text:c="32"/>GUESS THE NUMBER</text:p>
      <text:p text:style-name="P1"><text:span text:style-name="T1">import </text:span><text:span text:style-name="T3">random<text:line-break/><text:line-break/><text:line-break/></text:span><text:span text:style-name="T1">def </text:span><text:span text:style-name="T6">guess</text:span><text:span text:style-name="T3">(x):<text:line-break/> <text:s text:c="3"/>random_number = random.randint(</text:span><text:span text:style-name="T12">1</text:span><text:span text:style-name="T1">, </text:span><text:span text:style-name="T3">x)<text:line-break/> <text:s text:c="3"/>guess = </text:span><text:span text:style-name="T12">0<text:line-break/> <text:s text:c="3"/></text:span><text:span text:style-name="T1">while </text:span><text:span text:style-name="T3">guess != random_number:<text:line-break/> <text:s text:c="7"/>guess = </text:span><text:span text:style-name="T10">int</text:span><text:span text:style-name="T3">(</text:span><text:span text:style-name="T10">input</text:span><text:span text:style-name="T3">(</text:span><text:span text:style-name="T8">f"Guess number between 1 and </text:span><text:span text:style-name="T1">{</text:span><text:span text:style-name="T3">x</text:span><text:span text:style-name="T1">}</text:span><text:span text:style-name="T8"> : "</text:span><text:span text:style-name="T3">))<text:line-break/></text:span><text:soft-page-break/><text:span text:style-name="T3"> <text:s text:c="7"/></text:span><text:span text:style-name="T1">if </text:span><text:span text:style-name="T3">guess &lt; random_number:<text:line-break/> <text:s text:c="11"/></text:span><text:span text:style-name="T10">print</text:span><text:span text:style-name="T3">(</text:span><text:span text:style-name="T8">"Sorry the number is too low! Guess again!"</text:span><text:span text:style-name="T3">)<text:line-break/> <text:s text:c="7"/></text:span><text:span text:style-name="T1">elif </text:span><text:span text:style-name="T3">guess &gt; random_number:<text:line-break/> <text:s text:c="11"/></text:span><text:span text:style-name="T10">print</text:span><text:span text:style-name="T3">(</text:span><text:span text:style-name="T8">"Sorry the number is to high! Guess again! "</text:span><text:span text:style-name="T3">)<text:line-break/> <text:s text:c="3"/></text:span><text:span text:style-name="T10">print</text:span><text:span text:style-name="T3">(</text:span><text:span text:style-name="T8">f"Yay, congrats, you get guess the number </text:span><text:span text:style-name="T1">{</text:span><text:span text:style-name="T3">random_number</text:span><text:span text:style-name="T1">}</text:span><text:span text:style-name="T8"> correctly!"</text:span><text:span text:style-name="T3">)<text:line-break/><text:line-break/><text:line-break/></text:span><text:span text:style-name="T1">def </text:span><text:span text:style-name="T6">computer_guess</text:span><text:span text:style-name="T3">(x):<text:line-break/> <text:s text:c="3"/>low = </text:span><text:span text:style-name="T12">1<text:line-break/> <text:s text:c="3"/></text:span><text:span text:style-name="T3">high = x<text:line-break/> <text:s text:c="3"/>feedback = </text:span><text:span text:style-name="T8">""<text:line-break/> <text:s text:c="3"/></text:span><text:span text:style-name="T1">while </text:span><text:span text:style-name="T3">feedback != </text:span><text:span text:style-name="T8">"c"</text:span><text:span text:style-name="T3">:<text:line-break/> <text:s text:c="7"/></text:span><text:span text:style-name="T1">if </text:span><text:span text:style-name="T3">low != high:<text:line-break/> <text:s text:c="11"/>guess = random.randint(low</text:span><text:span text:style-name="T1">, </text:span><text:span text:style-name="T3">high)<text:line-break/> <text:s text:c="7"/></text:span><text:span text:style-name="T1">else</text:span><text:span text:style-name="T3">:<text:line-break/> <text:s text:c="11"/>guess = low <text:s/></text:span><text:span text:style-name="T7"># could be high b/c low = high<text:line-break/> <text:s text:c="7"/></text:span><text:span text:style-name="T3">feedback = </text:span><text:span text:style-name="T10">input</text:span><text:span text:style-name="T3">(</text:span><text:span text:style-name="T8">f"Is </text:span><text:span text:style-name="T1">{</text:span><text:span text:style-name="T3">guess</text:span><text:span text:style-name="T1">}</text:span><text:span text:style-name="T8"> too high (H), too low (L), or correct(C)?? "</text:span><text:span text:style-name="T3">.lower())<text:line-break/> <text:s text:c="7"/></text:span><text:span text:style-name="T1">if </text:span><text:span text:style-name="T3">feedback == </text:span><text:span text:style-name="T8">"h"</text:span><text:span text:style-name="T3">:<text:line-break/> <text:s text:c="11"/>high = guess - </text:span><text:span text:style-name="T12">1<text:line-break/> <text:s text:c="7"/></text:span><text:span text:style-name="T1">if </text:span><text:span text:style-name="T3">feedback == </text:span><text:span text:style-name="T8">"l"</text:span><text:span text:style-name="T3">:<text:line-break/> <text:s text:c="11"/>low = guess + </text:span><text:span text:style-name="T12">1<text:line-break/> <text:s text:c="3"/></text:span><text:span text:style-name="T10">print</text:span><text:span text:style-name="T3">(</text:span><text:span text:style-name="T8">f"Yay, the computer guessed your number, </text:span><text:span text:style-name="T1">{</text:span><text:span text:style-name="T3">guess</text:span><text:span text:style-name="T1">}</text:span><text:span text:style-name="T8">, correcctly!"</text:span><text:span text:style-name="T3">)<text:line-break/><text:line-break/><text:line-break/>computer_guess(</text:span><text:span text:style-name="T12">1000</text:span><text:span text:style-name="T3">)<text:line-break/></text:span><text:span text:style-name="T4"> <text:s text:c="25"/>GUESTHION &amp; ANSWERS</text:span></text:p>
      <text:p text:style-name="P1"><text:span text:style-name="T7"># Your task is to write a function maskify, which changes all but the last four characters into '#'.<text:line-break/><text:line-break/></text:span><text:span text:style-name="T3">cc = </text:span><text:span text:style-name="T10">input</text:span><text:span text:style-name="T3">(</text:span><text:span text:style-name="T8">"Enter pin :"</text:span><text:span text:style-name="T3">)<text:line-break/><text:line-break/></text:span><text:span text:style-name="T1">def </text:span><text:span text:style-name="T6">maskify</text:span><text:span text:style-name="T3">(cc):<text:line-break/> <text:s text:c="3"/>new_string = </text:span><text:span text:style-name="T8">''<text:line-break/> <text:s text:c="3"/></text:span><text:span text:style-name="T1">if </text:span><text:span text:style-name="T10">len</text:span><text:span text:style-name="T3">(cc) &gt; </text:span><text:span text:style-name="T12">4</text:span><text:span text:style-name="T3">:<text:line-break/> <text:s text:c="7"/>new_string += </text:span><text:span text:style-name="T8">'#' </text:span><text:span text:style-name="T3">* (</text:span><text:span text:style-name="T10">len</text:span><text:span text:style-name="T3">(cc) - </text:span><text:span text:style-name="T12">4</text:span><text:span text:style-name="T3">) + cc[-</text:span><text:span text:style-name="T12">4</text:span><text:span text:style-name="T3">:]<text:line-break/> <text:s text:c="3"/></text:span><text:span text:style-name="T1">else</text:span><text:span text:style-name="T3">:<text:line-break/> <text:s text:c="7"/></text:span><text:span text:style-name="T1">return </text:span><text:span text:style-name="T3">cc<text:line-break/> <text:s text:c="3"/></text:span><text:span text:style-name="T1">return </text:span><text:span text:style-name="T3">new_string<text:line-break/><text:line-break/></text:span><text:span text:style-name="T10">print</text:span><text:span text:style-name="T3">(maskify(cc))<text:line-break/><text:line-break/>---------------------------------------------------------------<text:line-break/><text:line-break/></text:span><text:span text:style-name="T7">##Create a function that returns the sum of the two lowest positive<text:line-break/>##numbers given an array of minimum 4 integers.<text:line-break/>##No floats or empty arrays will be passed.<text:line-break/>##For example,<text:line-break/>##when an array is passed like [19,5,42,2,77], the output should be 7.<text:line-break/>##Do not modify the original array<text:line-break/></text:span><text:span text:style-name="T1">def </text:span><text:span text:style-name="T6">sum_two_smallest_numbers</text:span><text:span text:style-name="T3">(numbers):<text:line-break/> <text:s text:c="3"/>number = numbers<text:line-break/> <text:s text:c="3"/>number.sort(</text:span><text:span text:style-name="T14">reverse</text:span><text:span text:style-name="T3">=</text:span><text:span text:style-name="T1">True</text:span><text:span text:style-name="T3">)<text:line-break/> <text:s text:c="3"/>a = number.pop()<text:line-break/> <text:s text:c="3"/>b = number.pop()<text:line-break/> <text:s text:c="3"/></text:span><text:span text:style-name="T1">return </text:span><text:span text:style-name="T3">a + b<text:line-break/><text:line-break/><text:line-break/></text:span><text:span text:style-name="T10">print</text:span><text:span text:style-name="T3">(sum_two_smallest_numbers([</text:span><text:span text:style-name="T12">4</text:span><text:span text:style-name="T1">, </text:span><text:span text:style-name="T12">3</text:span><text:span text:style-name="T1">, </text:span><text:span text:style-name="T12">2</text:span><text:span text:style-name="T1">, </text:span><text:span text:style-name="T12">1</text:span><text:span text:style-name="T3">]))<text:line-break/><text:line-break/>-----------------------------------------------<text:line-break/>answerList = [</text:span><text:span text:style-name="T8">"A"</text:span><text:span text:style-name="T1">, </text:span><text:span text:style-name="T8">"C"</text:span><text:span text:style-name="T1">, </text:span><text:span text:style-name="T8">"A"</text:span><text:span text:style-name="T1">, </text:span><text:span text:style-name="T8">"A"</text:span><text:span text:style-name="T1">, </text:span><text:span text:style-name="T8">"D"</text:span><text:span text:style-name="T1">, </text:span><text:span text:style-name="T8">"B"</text:span><text:span text:style-name="T1">, </text:span><text:span text:style-name="T8">"C"</text:span><text:span text:style-name="T1">, </text:span><text:span text:style-name="T8">"A"</text:span><text:span text:style-name="T1">, </text:span><text:span text:style-name="T8">"C"</text:span><text:span text:style-name="T1">, </text:span><text:span text:style-name="T8">"B"</text:span><text:span text:style-name="T1">, </text:span><text:span text:style-name="T8">"A"</text:span><text:span text:style-name="T1">, </text:span><text:span text:style-name="T8">"D"</text:span><text:span text:style-name="T1">, </text:span><text:span text:style-name="T8">"C"</text:span><text:span text:style-name="T1">, </text:span><text:span text:style-name="T8">"A"</text:span><text:span text:style-name="T1">, </text:span><text:span text:style-name="T8">"D"</text:span><text:span text:style-name="T1">, </text:span><text:span text:style-name="T8">"C"</text:span><text:span text:style-name="T1">, </text:span><text:span text:style-name="T8">"B"</text:span><text:span text:style-name="T1">, </text:span><text:span text:style-name="T8">"B"</text:span><text:span text:style-name="T1">, </text:span><text:span text:style-name="T8">"D"</text:span><text:span text:style-name="T1">, </text:span><text:span text:style-name="T8">"A"</text:span><text:span text:style-name="T3">]<text:line-break/>correctAns = </text:span><text:span text:style-name="T12">0<text:line-break/></text:span><text:span text:style-name="T3">wrongAns = </text:span><text:span text:style-name="T12">0<text:line-break/></text:span><text:span text:style-name="T3">userAns = []<text:line-break/>incorrectAns = []<text:line-break/></text:span><text:soft-page-break/><text:span text:style-name="T3"><text:line-break/>userInput = </text:span><text:span text:style-name="T10">input</text:span><text:span text:style-name="T3">(</text:span><text:span text:style-name="T8">"Enter your answers! :"</text:span><text:span text:style-name="T3">)<text:line-break/>count = </text:span><text:span text:style-name="T12">0<text:line-break/><text:line-break/></text:span><text:span text:style-name="T1">if </text:span><text:span text:style-name="T3">userInput.endswith(</text:span><text:span text:style-name="T8">".txt"</text:span><text:span text:style-name="T3">):<text:line-break/> <text:s text:c="3"/>file = </text:span><text:span text:style-name="T10">open</text:span><text:span text:style-name="T3">(userInput</text:span><text:span text:style-name="T1">, </text:span><text:span text:style-name="T8">'r'</text:span><text:span text:style-name="T3">)<text:line-break/> <text:s text:c="3"/>filename = file.read().strip().splitlines()<text:line-break/> <text:s text:c="3"/>i = </text:span><text:span text:style-name="T12">0<text:line-break/> <text:s text:c="3"/></text:span><text:span text:style-name="T1">while </text:span><text:span text:style-name="T3">i &lt; </text:span><text:span text:style-name="T12">20</text:span><text:span text:style-name="T3">:<text:line-break/> <text:s text:c="7"/>answer = filename[i].split(</text:span><text:span text:style-name="T8">". "</text:span><text:span text:style-name="T3">)<text:line-break/> <text:s text:c="7"/>i += </text:span><text:span text:style-name="T12">1<text:line-break/> <text:s text:c="7"/></text:span><text:span text:style-name="T3">userAns.append(answer[</text:span><text:span text:style-name="T12">1</text:span><text:span text:style-name="T3">].strip())<text:line-break/><text:line-break/></text:span><text:span text:style-name="T1">for </text:span><text:span text:style-name="T3">i </text:span><text:span text:style-name="T1">in </text:span><text:span text:style-name="T3">answerList:<text:line-break/> <text:s text:c="3"/></text:span><text:span text:style-name="T1">if </text:span><text:span text:style-name="T3">i == userInput[count]:<text:line-break/> <text:s text:c="7"/>correctAns += </text:span><text:span text:style-name="T12">1<text:line-break/> <text:s text:c="3"/></text:span><text:span text:style-name="T1">else</text:span><text:span text:style-name="T3">:<text:line-break/> <text:s text:c="7"/>wrongAns += </text:span><text:span text:style-name="T12">1<text:line-break/> <text:s text:c="7"/></text:span><text:span text:style-name="T3">count += </text:span><text:span text:style-name="T12">1<text:line-break/><text:line-break/></text:span><text:span text:style-name="T1">if </text:span><text:span text:style-name="T3">correctAns &lt; </text:span><text:span text:style-name="T12">15</text:span><text:span text:style-name="T3">:<text:line-break/> <text:s text:c="3"/></text:span><text:span text:style-name="T10">print</text:span><text:span text:style-name="T3">(</text:span><text:span text:style-name="T8">"You have failed"</text:span><text:span text:style-name="T3">)<text:line-break/></text:span><text:span text:style-name="T1">else</text:span><text:span text:style-name="T3">:<text:line-break/> <text:s text:c="3"/></text:span><text:span text:style-name="T10">print</text:span><text:span text:style-name="T3">(</text:span><text:span text:style-name="T8">"You have passed"</text:span><text:span text:style-name="T3">)<text:line-break/><text:line-break/></text:span><text:span text:style-name="T10">print</text:span><text:span text:style-name="T3">(</text:span><text:span text:style-name="T8">"Your total of correct answers is :"</text:span><text:span text:style-name="T1">, </text:span><text:span text:style-name="T3">correctAns)<text:line-break/></text:span><text:span text:style-name="T10">print</text:span><text:span text:style-name="T3">(</text:span><text:span text:style-name="T8">"Your total of incorrect answers is :"</text:span><text:span text:style-name="T1">, </text:span><text:span text:style-name="T3">wrongAns)<text:line-break/><text:line-break/><text:line-break/>--------------------------------------------------------------------</text:span></text:p>
      <text:p text:style-name="P4"/>
      <text:p text:style-name="P5"><text:s text:c="29"/>PRACTICE</text:p>
      <text:p text:style-name="P1"><text:span text:style-name="T1">class </text:span><text:span text:style-name="T3">car(</text:span><text:span text:style-name="T10">object</text:span><text:span text:style-name="T3">):<text:line-break/> <text:s text:c="3"/></text:span><text:span text:style-name="T1">def </text:span><text:span text:style-name="T15">__init__</text:span><text:span text:style-name="T3">(</text:span><text:span text:style-name="T16">self</text:span><text:span text:style-name="T1">, </text:span><text:span text:style-name="T3">make</text:span><text:span text:style-name="T1">, </text:span><text:span text:style-name="T3">model</text:span><text:span text:style-name="T1">, </text:span><text:span text:style-name="T3">year</text:span><text:span text:style-name="T1">, </text:span><text:span text:style-name="T3">condition=</text:span><text:span text:style-name="T8">"New"</text:span><text:span text:style-name="T1">, </text:span><text:span text:style-name="T3">kms=</text:span><text:span text:style-name="T12">0</text:span><text:span text:style-name="T3">):<text:line-break/> <text:s text:c="7"/></text:span><text:span text:style-name="T16">self</text:span><text:span text:style-name="T3">.make = make<text:line-break/> <text:s text:c="7"/></text:span><text:span text:style-name="T16">self</text:span><text:span text:style-name="T3">.model = model<text:line-break/> <text:s text:c="7"/></text:span><text:span text:style-name="T16">self</text:span><text:span text:style-name="T3">.year = year<text:line-break/> <text:s text:c="7"/></text:span><text:span text:style-name="T16">self</text:span><text:span text:style-name="T3">.condition = condition<text:line-break/> <text:s text:c="7"/></text:span><text:span text:style-name="T16">self</text:span><text:span text:style-name="T3">.kms = kms<text:line-break/><text:line-break/> <text:s text:c="3"/></text:span><text:span text:style-name="T1">def </text:span><text:span text:style-name="T6">display</text:span><text:span text:style-name="T3">(</text:span><text:span text:style-name="T16">self</text:span><text:span text:style-name="T1">, </text:span><text:span text:style-name="T3">showAll=</text:span><text:span text:style-name="T1">True</text:span><text:span text:style-name="T3">):<text:line-break/> <text:s text:c="7"/></text:span><text:span text:style-name="T1">if </text:span><text:span text:style-name="T3">showAll:<text:line-break/> <text:s text:c="11"/></text:span><text:span text:style-name="T10">print</text:span><text:span text:style-name="T3">(</text:span><text:span text:style-name="T8">"this car is a %s %s from %s, it is %s and has %s kms." </text:span><text:span text:style-name="T3">% (<text:line-break/> <text:s text:c="11"/></text:span><text:span text:style-name="T16">self</text:span><text:span text:style-name="T3">.make</text:span><text:span text:style-name="T1">, </text:span><text:span text:style-name="T16">self</text:span><text:span text:style-name="T3">.model</text:span><text:span text:style-name="T1">, </text:span><text:span text:style-name="T16">self</text:span><text:span text:style-name="T3">.year</text:span><text:span text:style-name="T1">, </text:span><text:span text:style-name="T16">self</text:span><text:span text:style-name="T3">.condition</text:span><text:span text:style-name="T1">, </text:span><text:span text:style-name="T16">self</text:span><text:span text:style-name="T3">.kms))<text:line-break/> <text:s text:c="7"/></text:span><text:span text:style-name="T1">else</text:span><text:span text:style-name="T3">:<text:line-break/> <text:s text:c="11"/></text:span><text:span text:style-name="T10">print</text:span><text:span text:style-name="T3">(</text:span><text:span text:style-name="T8">"This car is a %s %s from %s." </text:span><text:span text:style-name="T3">% (</text:span><text:span text:style-name="T16">self</text:span><text:span text:style-name="T3">.make</text:span><text:span text:style-name="T1">, </text:span><text:span text:style-name="T16">self</text:span><text:span text:style-name="T3">.model</text:span><text:span text:style-name="T1">, </text:span><text:span text:style-name="T16">self</text:span><text:span text:style-name="T3">.year))<text:line-break/><text:line-break/><text:line-break/>whip = car(</text:span><text:span text:style-name="T8">"Ford"</text:span><text:span text:style-name="T1">, </text:span><text:span text:style-name="T8">"Fusion"</text:span><text:span text:style-name="T1">, </text:span><text:span text:style-name="T12">2012</text:span><text:span text:style-name="T3">)<text:line-break/>whip.display(</text:span><text:span text:style-name="T1">False</text:span><text:span text:style-name="T3">)<text:line-break/><text:line-break/>--------------<text:line-break/><text:line-break/>length = </text:span><text:span text:style-name="T10">input</text:span><text:span text:style-name="T3">(</text:span><text:span text:style-name="T8">"Enter your length! :"</text:span><text:span text:style-name="T3">)<text:line-break/></text:span><text:span text:style-name="T1">if </text:span><text:span text:style-name="T10">float</text:span><text:span text:style-name="T3">(length) &gt;= </text:span><text:span text:style-name="T12">170</text:span><text:span text:style-name="T3">:<text:line-break/> <text:s text:c="3"/></text:span><text:span text:style-name="T10">print</text:span><text:span text:style-name="T3">(</text:span><text:span text:style-name="T8">"You are higher then 170"</text:span><text:span text:style-name="T3">)<text:line-break/></text:span><text:span text:style-name="T1">else</text:span><text:span text:style-name="T3">:<text:line-break/> <text:s text:c="3"/></text:span><text:span text:style-name="T10">print</text:span><text:span text:style-name="T3">(</text:span><text:span text:style-name="T8">"You are shorter then 170!"</text:span><text:span text:style-name="T3">)<text:line-break/><text:line-break/><text:line-break/>---------------------<text:line-break/><text:line-break/>loop = </text:span><text:span text:style-name="T1">True<text:line-break/>while </text:span><text:span text:style-name="T3">loop:<text:line-break/> <text:s text:c="3"/>name = </text:span><text:span text:style-name="T10">input</text:span><text:span text:style-name="T3">(</text:span><text:span text:style-name="T8">"Guess my name! :"</text:span><text:span text:style-name="T3">)<text:line-break/> <text:s text:c="3"/></text:span><text:span text:style-name="T1">if </text:span><text:span text:style-name="T3">name != </text:span><text:span text:style-name="T8">"Anton"</text:span><text:span text:style-name="T3">:<text:line-break/></text:span><text:soft-page-break/><text:span text:style-name="T3"> <text:s text:c="7"/></text:span><text:span text:style-name="T10">print</text:span><text:span text:style-name="T3">(</text:span><text:span text:style-name="T8">"That is not my name!Try again"</text:span><text:span text:style-name="T3">)<text:line-break/> <text:s text:c="3"/></text:span><text:span text:style-name="T1">else</text:span><text:span text:style-name="T3">:<text:line-break/> <text:s text:c="7"/></text:span><text:span text:style-name="T10">print</text:span><text:span text:style-name="T3">(</text:span><text:span text:style-name="T8">"Yes!That's my name!"</text:span><text:span text:style-name="T3">)<text:line-break/> <text:s text:c="7"/></text:span><text:span text:style-name="T1">break<text:line-break/><text:line-break/><text:line-break/></text:span><text:span text:style-name="T3">------------------------------<text:line-break/><text:line-break/></text:span><text:span text:style-name="T1">class </text:span><text:span text:style-name="T3">car(</text:span><text:span text:style-name="T10">object</text:span><text:span text:style-name="T3">):<text:line-break/> <text:s text:c="3"/></text:span><text:span text:style-name="T1">def </text:span><text:span text:style-name="T15">__init__</text:span><text:span text:style-name="T3">(</text:span><text:span text:style-name="T16">self</text:span><text:span text:style-name="T1">, </text:span><text:span text:style-name="T3">name</text:span><text:span text:style-name="T1">, </text:span><text:span text:style-name="T3">color):<text:line-break/> <text:s text:c="7"/></text:span><text:span text:style-name="T16">self</text:span><text:span text:style-name="T3">.name = name<text:line-break/> <text:s text:c="7"/></text:span><text:span text:style-name="T16">self</text:span><text:span text:style-name="T3">.color = color<text:line-break/><text:line-break/> <text:s text:c="3"/></text:span><text:span text:style-name="T1">def </text:span><text:span text:style-name="T6">speek</text:span><text:span text:style-name="T3">(</text:span><text:span text:style-name="T16">self</text:span><text:span text:style-name="T3">):<text:line-break/> <text:s text:c="7"/></text:span><text:span text:style-name="T10">print</text:span><text:span text:style-name="T3">(</text:span><text:span text:style-name="T8">"We have"</text:span><text:span text:style-name="T1">, </text:span><text:span text:style-name="T16">self</text:span><text:span text:style-name="T3">.name</text:span><text:span text:style-name="T1">, </text:span><text:span text:style-name="T8">"in"</text:span><text:span text:style-name="T1">, </text:span><text:span text:style-name="T16">self</text:span><text:span text:style-name="T3">.color</text:span><text:span text:style-name="T1">, </text:span><text:span text:style-name="T8">"color with good discount!"</text:span><text:span text:style-name="T3">)<text:line-break/><text:line-break/><text:line-break/></text:span><text:span text:style-name="T1">class </text:span><text:span text:style-name="T3">bike(car):<text:line-break/> <text:s text:c="3"/></text:span><text:span text:style-name="T1">def </text:span><text:span text:style-name="T15">__init__</text:span><text:span text:style-name="T3">(</text:span><text:span text:style-name="T16">self</text:span><text:span text:style-name="T1">, </text:span><text:span text:style-name="T3">name</text:span><text:span text:style-name="T1">, </text:span><text:span text:style-name="T3">color</text:span><text:span text:style-name="T1">, </text:span><text:span text:style-name="T3">speed):<text:line-break/> <text:s text:c="7"/></text:span><text:span text:style-name="T10">super</text:span><text:span text:style-name="T3">().</text:span><text:span text:style-name="T15">__init__</text:span><text:span text:style-name="T3">(name</text:span><text:span text:style-name="T1">, </text:span><text:span text:style-name="T3">color)<text:line-break/> <text:s text:c="7"/></text:span><text:span text:style-name="T16">self</text:span><text:span text:style-name="T3">.speed = speed<text:line-break/><text:line-break/>bmw = car(</text:span><text:span text:style-name="T8">"BMW"</text:span><text:span text:style-name="T1">, </text:span><text:span text:style-name="T8">"Black"</text:span><text:span text:style-name="T3">)<text:line-break/>bmw.speek()<text:line-break/><text:line-break/>---------------------------------------------------<text:line-break/><text:line-break/></text:span><text:span text:style-name="T1">class </text:span><text:span text:style-name="T3">person(</text:span><text:span text:style-name="T10">object</text:span><text:span text:style-name="T3">):<text:line-break/> <text:s text:c="3"/>population = </text:span><text:span text:style-name="T12">50<text:line-break/><text:line-break/> <text:s text:c="3"/></text:span><text:span text:style-name="T1">def </text:span><text:span text:style-name="T15">__init__</text:span><text:span text:style-name="T3">(</text:span><text:span text:style-name="T16">self</text:span><text:span text:style-name="T1">, </text:span><text:span text:style-name="T3">name</text:span><text:span text:style-name="T1">, </text:span><text:span text:style-name="T3">age):<text:line-break/> <text:s text:c="7"/></text:span><text:span text:style-name="T16">self</text:span><text:span text:style-name="T3">.name = name<text:line-break/> <text:s text:c="7"/></text:span><text:span text:style-name="T16">self</text:span><text:span text:style-name="T3">.age = age<text:line-break/><text:line-break/> <text:s text:c="3"/></text:span><text:span text:style-name="T17">@classmethod<text:line-break/> <text:s text:c="3"/></text:span><text:span text:style-name="T1">def </text:span><text:span text:style-name="T6">getPopulation</text:span><text:span text:style-name="T3">(</text:span><text:span text:style-name="T16">cls</text:span><text:span text:style-name="T3">):<text:line-break/> <text:s text:c="7"/></text:span><text:span text:style-name="T1">return </text:span><text:span text:style-name="T16">cls</text:span><text:span text:style-name="T3">.population<text:line-break/><text:line-break/> <text:s text:c="3"/></text:span><text:span text:style-name="T17">@staticmethod<text:line-break/> <text:s text:c="3"/></text:span><text:span text:style-name="T1">def </text:span><text:span text:style-name="T6">isAdult</text:span><text:span text:style-name="T3">(age):<text:line-break/> <text:s text:c="7"/></text:span><text:span text:style-name="T1">return </text:span><text:span text:style-name="T3">age &gt;= </text:span><text:span text:style-name="T12">18<text:line-break/><text:line-break/> <text:s text:c="3"/></text:span><text:span text:style-name="T1">def </text:span><text:span text:style-name="T6">display</text:span><text:span text:style-name="T3">(</text:span><text:span text:style-name="T16">self</text:span><text:span text:style-name="T3">):<text:line-break/> <text:s text:c="7"/></text:span><text:span text:style-name="T10">print</text:span><text:span text:style-name="T3">(</text:span><text:span text:style-name="T16">self</text:span><text:span text:style-name="T3">.name</text:span><text:span text:style-name="T1">, </text:span><text:span text:style-name="T8">"is"</text:span><text:span text:style-name="T1">, </text:span><text:span text:style-name="T16">self</text:span><text:span text:style-name="T3">.age</text:span><text:span text:style-name="T1">, </text:span><text:span text:style-name="T8">"years old"</text:span><text:span text:style-name="T3">)<text:line-break/><text:line-break/><text:line-break/>newPerson = person(</text:span><text:span text:style-name="T8">"tim"</text:span><text:span text:style-name="T1">, </text:span><text:span text:style-name="T12">18</text:span><text:span text:style-name="T3">)<text:line-break/></text:span><text:span text:style-name="T10">print</text:span><text:span text:style-name="T3">(person.getPopulation()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JetBrains Mono" svg:font-family="'JetBrains Mono'"/>
    <style:font-face style:name="Calibri" svg:font-family="Calibri" style:font-family-generic="swiss" style:font-pitch="variable"/>
    <style:font-face style:name="JetBrains Mono1" svg:font-family="'JetBrains Mono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0.5in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4T13:55:45.149000000</dc:date>
    <meta:editing-duration>PT3M31S</meta:editing-duration>
    <meta:editing-cycles>1</meta:editing-cycles>
    <meta:document-statistic meta:table-count="0" meta:image-count="0" meta:object-count="0" meta:page-count="5" meta:paragraph-count="15" meta:word-count="1016" meta:character-count="8053" meta:non-whitespace-character-count="5869"/>
    <meta:generator>Trio_Office/6.2.8.2$Windows_x86 LibreOffice_project/</meta:generator>
  </office:meta>
</office:document-meta>
</file>